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list-style-name="L4">
      <style:paragraph-properties fo:text-align="justify" style:justify-single-word="false"/>
      <style:text-properties style:font-name="Arial" fo:font-size="12pt" style:font-size-asian="10.5pt" style:font-size-complex="12pt"/>
    </style:style>
    <style:style style:name="P3" style:family="paragraph" style:parent-style-name="Preformatted_20_Text" style:list-style-name="L4">
      <style:paragraph-properties fo:text-align="justify" style:justify-single-word="false"/>
      <style:text-properties style:font-name="Arial" fo:font-size="12pt" fo:font-weight="bold" style:font-size-asian="10.5pt" style:font-weight-asian="bold" style:font-size-complex="12pt" style:font-weight-complex="bold"/>
    </style:style>
    <style:style style:name="P4" style:family="paragraph" style:parent-style-name="Preformatted_20_Text" style:list-style-name="L4">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4 Limitations and future work</text:p>
      <text:p text:style-name="P1"/>
      <text:list xml:id="list776387710" text:style-name="L4">
        <text:list-item>
          <text:p text:style-name="P4">Accessibility standards</text:p>
          <text:p text:style-name="P2">To comply to European Union standards the website has to match the W3C Web Accessibility Initiative (WAI) standards. To achieve this goal the website has to be improved to match all requirements that handicapped persons have unlimited access to ErasmusLine.</text:p>
          <text:p text:style-name="P2"><text:span text:style-name="T1"/></text:p>
        </text:list-item>
        <text:list-item>
          <text:p text:style-name="P3">Internship process</text:p>
          <text:p text:style-name="P2">It turned out that the internship process is a complicated process. Because of the higher priority of the unversity exchange process it couldn't be finished in time.</text:p>
          <text:p text:style-name="P2"/>
        </text:list-item>
        <text:list-item>
          <text:p text:style-name="P3">General bug fixing</text:p>
          <text:p text:style-name="P2">official erasmus contract (specific for each institution)</text:p>
          <text:p text:style-name="P2"/>
        </text:list-item>
        <text:list-item>
          <text:p text:style-name="P3">Data mining integration</text:p>
          <text:p text:style-name="P2">Better integration with P1-Config and P4-Out to improve the workflow of information to the O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5:28:29</dc:date>
    <meta:generator>LibreOffice/3.3$Unix LibreOffice_project/330m19$Build-202</meta:generator>
    <meta:editing-duration>PT1H5M9S</meta:editing-duration>
    <meta:editing-cycles>8</meta:editing-cycles>
    <meta:document-statistic meta:table-count="0" meta:image-count="0" meta:object-count="0" meta:page-count="1" meta:paragraph-count="9" meta:word-count="106" meta:character-count="692"/>
  </office:meta>
</office:document-meta>
</file>